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b2b2b2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DejaVu Sans Mon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cm" svg:height="4.6cm" svg:x="1.8cm" svg:y="7.4cm">
          <text:p text:style-name="P1">TRISU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cm" svg:height="3.4cm" svg:x="7.5cm" svg:y="7.3cm">
          <text:p text:style-name="P1">/ramfs</text:p>
          <text:p text:style-name="P1"/>
          <text:p text:style-name="P1"><text:span text:style-name="T1">files </text:span></text:p>
          <text:p text:style-name="P1"><text:span text:style-name="T1">dumped</text:span></text:p>
          <text:p text:style-name="P1"><text:span text:style-name="T1"><text:s/></text:span><text:span text:style-name="T1">her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6cm" svg:y1="9.1cm" svg:x2="7.6cm" svg:y2="9.1cm">
          <text:p/>
        </draw:line>
        <draw:custom-shape draw:style-name="gr3" draw:text-style-name="P1" draw:layer="layout" svg:width="4.6cm" svg:height="2.1cm" svg:x="13.1cm" svg:y="8cm">
          <text:p text:style-name="P1">Lua</text:p>
          <text:p text:style-name="P1"><text:span text:style-name="T2">onfile_http(..)</text:span></text:p>
          <draw:enhanced-geometry svg:viewBox="0 0 21600 21600" draw:glue-points="10800 0 0 10800 10800 21600 21600 10800" draw:text-areas="0 0 21600 ?f11" draw:type="paper" draw:modifiers="18769.137144099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" draw:text-style-name="P1" draw:layer="layout" svg:x1="10.9cm" svg:y1="9.1cm" svg:x2="13.2cm" svg:y2="9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9T16:28:43.825840219</meta:creation-date>
    <dc:date>2016-03-09T16:34:59.125110847</dc:date>
    <meta:editing-duration>P0D</meta:editing-duration>
    <meta:editing-cycles>1</meta:editing-cycles>
    <meta:document-statistic meta:object-count="5"/>
    <meta:generator>LibreOffice/4.2.4.2$Linux_X86_64 LibreOffice_project/420m0$Build-2</meta:generator>
  </office:meta>
</office:document-meta>
</file>